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A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style:tab-stops>
          <style:tab-stop style:position="10.16cm"/>
        </style:tab-stops>
      </style:paragraph-properties>
    </style:style>
    <style:style style:name="P2" style:family="paragraph" style:parent-style-name="Standard">
      <style:text-properties fo:font-size="11pt" style:font-size-asian="11pt" style:font-size-complex="11pt"/>
    </style:style>
    <style:style style:name="P3" style:family="paragraph" style:parent-style-name="Standard" style:list-style-name="WW8Num11">
      <style:text-properties fo:font-size="11pt" officeooo:rsid="0005b7b9" officeooo:paragraph-rsid="0005b7b9" style:font-size-asian="11pt" style:font-size-complex="11pt"/>
    </style:style>
    <style:style style:name="P4" style:family="paragraph" style:parent-style-name="Standard" style:list-style-name="WW8Num11">
      <style:text-properties fo:font-size="11pt" officeooo:rsid="0005b7b9" officeooo:paragraph-rsid="0014f0ac" style:font-size-asian="11pt" style:font-size-complex="11pt"/>
    </style:style>
    <style:style style:name="P5" style:family="paragraph" style:parent-style-name="Standard" style:list-style-name="WW8Num11">
      <style:text-properties fo:font-size="11pt" officeooo:rsid="000dd263" officeooo:paragraph-rsid="0014f0ac" style:font-size-asian="11pt" style:font-size-complex="11pt"/>
    </style:style>
    <style:style style:name="P6" style:family="paragraph" style:parent-style-name="Standard" style:list-style-name="WW8Num11">
      <style:text-properties fo:font-size="11pt" officeooo:rsid="00092b70" officeooo:paragraph-rsid="0014f0ac" style:font-size-asian="11pt" style:font-size-complex="11pt"/>
    </style:style>
    <style:style style:name="P7" style:family="paragraph" style:parent-style-name="Standard" style:list-style-name="WW8Num25">
      <style:text-properties fo:font-size="11pt" officeooo:paragraph-rsid="00152828" style:font-size-asian="11pt" style:font-size-complex="11pt"/>
    </style:style>
    <style:style style:name="P8" style:family="paragraph" style:parent-style-name="Standard">
      <style:text-properties fo:font-size="11pt" officeooo:paragraph-rsid="00152828" style:font-size-asian="11pt" style:font-size-complex="11pt"/>
    </style:style>
    <style:style style:name="P9" style:family="paragraph" style:parent-style-name="Standard" style:list-style-name="WW8Num11">
      <style:text-properties fo:font-size="11pt" officeooo:rsid="000b1a61" officeooo:paragraph-rsid="0014f0ac" fo:background-color="transparent" style:font-size-asian="11pt" style:font-size-complex="11pt"/>
    </style:style>
    <style:style style:name="P10" style:family="paragraph" style:parent-style-name="Standard" style:list-style-name="WW8Num11">
      <style:text-properties fo:font-size="11pt" officeooo:rsid="000dd263" officeooo:paragraph-rsid="0018da3c" fo:background-color="transparent" style:font-size-asian="11pt" style:font-size-complex="11pt"/>
    </style:style>
    <style:style style:name="P11" style:family="paragraph" style:parent-style-name="Standard" style:list-style-name="WW8Num11">
      <style:text-properties fo:font-size="11pt" officeooo:rsid="00127dac" officeooo:paragraph-rsid="0014f0ac" fo:background-color="transparent" style:font-size-asian="11pt" style:font-size-complex="11pt"/>
    </style:style>
    <style:style style:name="P12" style:family="paragraph" style:parent-style-name="Standard" style:list-style-name="WW8Num11">
      <style:text-properties fo:font-size="11pt" officeooo:rsid="0014ab98" officeooo:paragraph-rsid="0014f0ac" fo:background-color="transparent" style:font-size-asian="11pt" style:font-size-complex="11pt"/>
    </style:style>
    <style:style style:name="P13" style:family="paragraph" style:parent-style-name="Standard" style:list-style-name="WW8Num11">
      <style:text-properties fo:font-size="11pt" officeooo:rsid="0014ab98" officeooo:paragraph-rsid="0018da3c" fo:background-color="transparent" style:font-size-asian="11pt" style:font-size-complex="11pt"/>
    </style:style>
    <style:style style:name="P14" style:family="paragraph" style:parent-style-name="Standard" style:list-style-name="WW8Num11">
      <style:text-properties officeooo:paragraph-rsid="0014f0ac"/>
    </style:style>
    <style:style style:name="P15" style:family="paragraph" style:parent-style-name="Standard" style:list-style-name="L2">
      <style:text-properties officeooo:rsid="000dd263" officeooo:paragraph-rsid="0014f0ac"/>
    </style:style>
    <style:style style:name="P16" style:family="paragraph" style:parent-style-name="Standard" style:list-style-name="L2">
      <style:text-properties officeooo:rsid="000dceee" officeooo:paragraph-rsid="0014f0ac"/>
    </style:style>
    <style:style style:name="P17" style:family="paragraph" style:parent-style-name="Standard" style:list-style-name="L2">
      <style:text-properties officeooo:paragraph-rsid="0014f0ac"/>
    </style:style>
    <style:style style:name="P18" style:family="paragraph" style:parent-style-name="Standard" style:list-style-name="WW8Num11">
      <style:text-properties officeooo:rsid="001520f8" officeooo:paragraph-rsid="00152828"/>
    </style:style>
    <style:style style:name="P19" style:family="paragraph" style:parent-style-name="Standard" style:list-style-name="WW8Num11">
      <style:text-properties officeooo:rsid="001520f8" officeooo:paragraph-rsid="0018da3c"/>
    </style:style>
    <style:style style:name="P20" style:family="paragraph" style:parent-style-name="Standard" style:list-style-name="WW8Num11">
      <style:text-properties officeooo:rsid="001520f8" officeooo:paragraph-rsid="00152828" fo:background-color="#fff200"/>
    </style:style>
    <style:style style:name="P21" style:family="paragraph" style:parent-style-name="Standard" style:list-style-name="WW8Num25">
      <style:text-properties officeooo:paragraph-rsid="00152828"/>
    </style:style>
    <style:style style:name="P22" style:family="paragraph" style:parent-style-name="Standard">
      <style:text-properties officeooo:paragraph-rsid="00152828"/>
    </style:style>
    <style:style style:name="P23" style:family="paragraph" style:parent-style-name="Standard" style:list-style-name="WW8Num11">
      <style:text-properties officeooo:rsid="0019279f" officeooo:paragraph-rsid="0019279f"/>
    </style:style>
    <style:style style:name="P24" style:family="paragraph" style:parent-style-name="Standard">
      <style:paragraph-properties fo:margin-top="0.212cm" fo:margin-bottom="0.212cm" loext:contextual-spacing="false"/>
    </style:style>
    <style:style style:name="P25" style:family="paragraph" style:parent-style-name="Standard">
      <style:paragraph-properties fo:margin-top="0.212cm" fo:margin-bottom="0.212cm" loext:contextual-spacing="false"/>
      <style:text-properties officeooo:paragraph-rsid="0014f0ac"/>
    </style:style>
    <style:style style:name="P26" style:family="paragraph" style:parent-style-name="Standard" style:list-style-name="WW8Num11">
      <style:paragraph-properties fo:margin-top="0.212cm" fo:margin-bottom="0.212cm" loext:contextual-spacing="false"/>
      <style:text-properties fo:font-size="11pt" officeooo:rsid="000b3813" officeooo:paragraph-rsid="0014f0ac" fo:background-color="transparent" style:font-size-asian="11pt" style:font-size-complex="11pt"/>
    </style:style>
    <style:style style:name="P27" style:family="paragraph" style:parent-style-name="Standard">
      <style:paragraph-properties fo:margin-top="0.212cm" fo:margin-bottom="0.212cm" loext:contextual-spacing="false"/>
      <style:text-properties fo:font-size="11pt" officeooo:rsid="0014ab98" officeooo:paragraph-rsid="0014f0ac" fo:background-color="transparent" style:font-size-asian="11pt" style:font-size-complex="11pt"/>
    </style:style>
    <style:style style:name="P28" style:family="paragraph" style:parent-style-name="Standard">
      <style:paragraph-properties fo:margin-top="0.212cm" fo:margin-bottom="0.212cm" loext:contextual-spacing="false"/>
      <style:text-properties fo:font-size="11pt" officeooo:paragraph-rsid="00152828" style:font-size-asian="11pt" style:font-size-complex="11pt" style:font-weight-complex="bold"/>
    </style:style>
    <style:style style:name="P29" style:family="paragraph" style:parent-style-name="Standard">
      <style:paragraph-properties fo:margin-top="0.212cm" fo:margin-bottom="0.212cm" loext:contextual-spacing="false"/>
      <style:text-properties officeooo:paragraph-rsid="00152828"/>
    </style:style>
    <style:style style:name="P30" style:family="paragraph" style:parent-style-name="Standard">
      <style:paragraph-properties fo:margin-top="0.212cm" fo:margin-bottom="0.212cm" loext:contextual-spacing="false"/>
      <style:text-properties officeooo:paragraph-rsid="0018da3c"/>
    </style:style>
    <style:style style:name="P31" style:family="paragraph" style:parent-style-name="Standard" style:list-style-name="L3">
      <style:paragraph-properties fo:margin-top="0.212cm" fo:margin-bottom="0.212cm" loext:contextual-spacing="false"/>
      <style:text-properties officeooo:paragraph-rsid="0018da3c"/>
    </style:style>
    <style:style style:name="P32" style:family="paragraph" style:parent-style-name="Heading_20_2">
      <style:text-properties officeooo:paragraph-rsid="0014f0ac"/>
    </style:style>
    <style:style style:name="P33" style:family="paragraph" style:parent-style-name="Footer">
      <style:text-properties officeooo:rsid="0014f0ac" officeooo:paragraph-rsid="0014f0ac"/>
    </style:style>
    <style:style style:name="P34"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fo:font-size="14pt" style:font-size-asian="14pt" style:font-size-complex="14pt"/>
    </style:style>
    <style:style style:name="T2" style:family="text">
      <style:text-properties fo:font-size="14pt" officeooo:rsid="0005b7b9" style:font-size-asian="14pt" style:font-size-complex="14pt"/>
    </style:style>
    <style:style style:name="T3"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4" style:family="text">
      <style:text-properties fo:font-size="11pt" style:font-size-asian="11pt" style:font-size-complex="11pt"/>
    </style:style>
    <style:style style:name="T5" style:family="text">
      <style:text-properties fo:font-size="11pt" style:font-size-asian="11pt" style:font-size-complex="11pt" style:font-weight-complex="bold"/>
    </style:style>
    <style:style style:name="T6" style:family="text">
      <style:text-properties fo:font-size="11pt" officeooo:rsid="0005b7b9" style:font-size-asian="11pt" style:font-size-complex="11pt" style:font-weight-complex="bold"/>
    </style:style>
    <style:style style:name="T7" style:family="text">
      <style:text-properties fo:font-size="11pt" officeooo:rsid="0007e538" style:font-size-asian="11pt" style:font-size-complex="11pt"/>
    </style:style>
    <style:style style:name="T8" style:family="text">
      <style:text-properties fo:font-size="11pt" officeooo:rsid="0008a4fd" style:font-size-asian="11pt" style:font-size-complex="11pt"/>
    </style:style>
    <style:style style:name="T9" style:family="text">
      <style:text-properties fo:font-size="11pt" officeooo:rsid="0006f516" style:font-size-asian="11pt" style:font-size-complex="11pt"/>
    </style:style>
    <style:style style:name="T10" style:family="text">
      <style:text-properties fo:font-size="11pt" officeooo:rsid="001520f8" style:font-size-asian="11pt" style:font-size-complex="11pt"/>
    </style:style>
    <style:style style:name="T11" style:family="text">
      <style:text-properties fo:font-size="11pt" officeooo:rsid="001646fc" style:font-size-asian="11pt" style:font-size-complex="11pt"/>
    </style:style>
    <style:style style:name="T12" style:family="text">
      <style:text-properties fo:font-size="11pt" officeooo:rsid="0014ab98" style:font-size-asian="11pt" style:font-size-complex="11pt"/>
    </style:style>
    <style:style style:name="T13" style:family="text">
      <style:text-properties fo:font-size="11pt" officeooo:rsid="0019279f" style:font-size-asian="11pt" style:font-size-complex="11pt"/>
    </style:style>
    <style:style style:name="T14" style:family="text">
      <style:text-properties fo:font-size="11pt" fo:font-weight="bold" style:font-size-asian="11pt" style:font-weight-asian="bold" style:font-size-complex="11pt" style:font-weight-complex="bold"/>
    </style:style>
    <style:style style:name="T15" style:family="text">
      <style:text-properties fo:font-size="11pt" officeooo:rsid="000d7d76" fo:background-color="transparent" loext:char-shading-value="0" style:font-size-asian="11pt" style:font-size-complex="11pt"/>
    </style:style>
    <style:style style:name="T16" style:family="text">
      <style:text-properties fo:font-size="11pt" officeooo:rsid="000dd263" fo:background-color="transparent" loext:char-shading-value="0" style:font-size-asian="11pt" style:font-size-complex="11pt"/>
    </style:style>
    <style:style style:name="T17" style:family="text">
      <style:text-properties fo:font-size="11pt" officeooo:rsid="000dceee" fo:background-color="transparent" loext:char-shading-value="0" style:font-size-asian="11pt" style:font-size-complex="11pt"/>
    </style:style>
    <style:style style:name="T18" style:family="text">
      <style:text-properties fo:font-size="11pt" fo:background-color="transparent" loext:char-shading-value="0" style:font-size-asian="11pt" style:font-size-complex="11pt"/>
    </style:style>
    <style:style style:name="T19" style:family="text">
      <style:text-properties fo:font-size="9pt" officeooo:rsid="0005b7b9" style:font-size-asian="9pt" style:font-size-complex="9pt" style:font-weight-complex="bold"/>
    </style:style>
    <style:style style:name="T20" style:family="text">
      <style:text-properties fo:font-size="9pt" fo:font-style="italic" style:font-size-asian="9pt" style:font-style-asian="italic" style:font-size-complex="9pt" style:font-style-complex="italic"/>
    </style:style>
    <style:style style:name="T21" style:family="text">
      <style:text-properties officeooo:rsid="0006f516"/>
    </style:style>
    <style:style style:name="T22" style:family="text">
      <style:text-properties fo:background-color="#fff200" loext:char-shading-value="0"/>
    </style:style>
    <style:style style:name="T23" style:family="text">
      <style:text-properties officeooo:rsid="000c7d98" fo:background-color="#fff200" loext:char-shading-value="0"/>
    </style:style>
    <style:style style:name="T24" style:family="text">
      <style:text-properties officeooo:rsid="000c7d98" fo:background-color="#fff200" loext:char-shading-value="0"/>
    </style:style>
    <style:style style:name="T25" style:family="text">
      <style:text-properties officeooo:rsid="000acfa6" fo:background-color="#fff200" loext:char-shading-value="0"/>
    </style:style>
    <style:style style:name="T26" style:family="text">
      <style:text-properties officeooo:rsid="000d7d76" fo:background-color="transparent" loext:char-shading-value="0"/>
    </style:style>
    <style:style style:name="T27" style:family="text">
      <style:text-properties fo:background-color="transparent" loext:char-shading-value="0"/>
    </style:style>
    <style:style style:name="T28" style:family="text">
      <style:text-properties officeooo:rsid="000dceee" fo:background-color="transparent" loext:char-shading-value="0"/>
    </style:style>
    <style:style style:name="T29" style:family="text">
      <style:text-properties officeooo:rsid="000acfa6"/>
    </style:style>
    <style:style style:name="T30" style:family="text">
      <style:text-properties officeooo:rsid="000c7d98"/>
    </style:style>
    <style:style style:name="T31" style:family="text">
      <style:text-properties officeooo:rsid="000b3813"/>
    </style:style>
    <style:style style:name="T32" style:family="text">
      <style:text-properties officeooo:rsid="000dd263"/>
    </style:style>
    <style:style style:name="T33" style:family="text">
      <style:text-properties officeooo:rsid="0014ab98"/>
    </style:style>
    <style:style style:name="T34" style:family="text">
      <style:text-properties officeooo:rsid="000f7e2d"/>
    </style:style>
    <style:style style:name="T35" style:family="text">
      <style:text-properties officeooo:rsid="0012de18"/>
    </style:style>
    <style:style style:name="T36" style:family="text">
      <style:text-properties officeooo:rsid="0018da3c"/>
    </style:style>
    <style:style style:name="T3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AU"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number-columns-repeated="2"/>
        <table:table-row>
          <table:table-cell table:style-name="Table1.A1" table:number-columns-spanned="2" office:value-type="string">
            <text:h text:style-name="P32" text:outline-level="2"><text:span text:style-name="T2">Rostering</text:span><text:span text:style-name="T1"> Project Scope Form</text:span></text:h>
          </table:table-cell>
          <table:covered-table-cell/>
        </table:table-row>
        <table:table-row>
          <table:table-cell table:style-name="Table1.A2" office:value-type="string">
            <text:p text:style-name="P1"><text:span text:style-name="T3">Project Title:</text:span><text:span text:style-name="T5"> <text:s/></text:span><text:span text:style-name="T6">Roster On: Review, upgrade or replace</text:span></text:p>
          </table:table-cell>
          <table:table-cell table:style-name="Table1.B2" office:value-type="string">
            <text:p text:style-name="P1"><text:span text:style-name="T3">Project Number:</text:span><text:span text:style-name="T5"> </text:span></text:p>
          </table:table-cell>
        </table:table-row>
        <table:table-row>
          <table:table-cell table:style-name="Table1.A2" office:value-type="string">
            <text:p text:style-name="P1"><text:span text:style-name="T3">Project Leader/Manager:</text:span><text:span text:style-name="T5"> </text:span></text:p>
          </table:table-cell>
          <table:table-cell table:style-name="Table1.B2" office:value-type="string">
            <text:p text:style-name="P1"><text:span text:style-name="T3">Anticipated Project Start Date:</text:span><text:span text:style-name="T5"> </text:span></text:p>
          </table:table-cell>
        </table:table-row>
        <table:table-row>
          <table:table-cell table:style-name="Table1.A2" office:value-type="string">
            <text:p text:style-name="P1"><text:span text:style-name="T3">Sponsor:</text:span><text:span text:style-name="T5"> </text:span></text:p>
          </table:table-cell>
          <table:table-cell table:style-name="Table1.B2" office:value-type="string">
            <text:p text:style-name="P1"><text:span text:style-name="T3">Date Prepared:</text:span><text:span text:style-name="T5"> </text:span><text:span text:style-name="T6">1 May 2019</text:span></text:p>
          </table:table-cell>
        </table:table-row>
        <table:table-row>
          <table:table-cell table:style-name="Table1.A2" office:value-type="string">
            <text:p text:style-name="P1"><text:span text:style-name="T3">Project Risk Level:</text:span><text:span text:style-name="T5"> </text:span><text:span text:style-name="T19">Medium/High</text:span></text:p>
          </table:table-cell>
          <table:table-cell table:style-name="Table1.B2" office:value-type="string">
            <text:p text:style-name="P1"><text:span text:style-name="T3">Estimated Completion Date:</text:span><text:span text:style-name="T5"> </text:span></text:p>
          </table:table-cell>
        </table:table-row>
        <table:table-row>
          <table:table-cell table:style-name="Table1.A2" office:value-type="string">
            <text:p text:style-name="P24"><text:span text:style-name="T3">Team Members:</text:span><text:span text:style-name="T4"> </text:span></text:p>
            <text:list xml:id="list4222520502" text:style-name="WW8Num11">
              <text:list-item>
                <text:p text:style-name="P3">Stan Bordeaux</text:p>
              </text:list-item>
              <text:list-item>
                <text:p text:style-name="P3">Deb</text:p>
              </text:list-item>
              <text:list-item>
                <text:p text:style-name="P3">Phil</text:p>
              </text:list-item>
              <text:list-item text:start-value="1">
                <text:p text:style-name="P3">Other?</text:p>
              </text:list-item>
            </text:list>
            <text:p text:style-name="P2"/>
            <text:p text:style-name="P2"><text:span text:style-name="T4"/></text:p>
            <text:p text:style-name="P2"/>
          </table:table-cell>
          <table:table-cell table:style-name="Table1.B2" office:value-type="string">
            <text:p text:style-name="Table_20_Contents"/>
          </table:table-cell>
        </table:table-row>
        <table:table-row>
          <table:table-cell table:style-name="Table1.B2" table:number-columns-spanned="2" office:value-type="string">
            <text:p text:style-name="P25"><text:span text:style-name="T3">Purpose of Project:</text:span><text:span text:style-name="T14"> </text:span></text:p>
            <text:list xml:id="list154360453498572" text:continue-numbering="true" text:style-name="WW8Num11">
              <text:list-item>
                <text:p text:style-name="P4">To review the current Roster On: PAHSMA Staff Rostering System and determine <text:span text:style-name="T21">suitability or otherwise for upgrading or replacing Roster On software.</text:span></text:p>
              </text:list-item>
              <text:list-item>
                <text:p text:style-name="P14"><text:span text:style-name="T7">Work with stakeholders to i</text:span><text:span text:style-name="T9">dentify User Requirements and barriers to using current software. </text:span></text:p>
              </text:list-item>
              <text:list-item>
                <text:p text:style-name="P14"><text:span text:style-name="T7">The Requirements Document will lead and guide the Consultants in selection of replacement or upgrade of Roster On.</text:span></text:p>
              </text:list-item>
              <text:list-item>
                <text:p text:style-name="P14"><text:span text:style-name="T7">Liaise with Software Consultants to ensure appropriate software, that meets the requirements of PAHSMA </text:span><text:span text:style-name="T8">as</text:span><text:span text:style-name="T7"> </text:span><text:span text:style-name="T8">specified</text:span><text:span text:style-name="T7"> in the Requirements Document, is implemented within PAHSMA.</text:span></text:p>
              </text:list-item>
            </text:list>
          </table:table-cell>
          <table:covered-table-cell/>
        </table:table-row>
        <table:table-row>
          <table:table-cell table:style-name="Table1.B2" table:number-columns-spanned="2" office:value-type="string">
            <text:p text:style-name="P25"><text:span text:style-name="T3">Background</text:span><text:span text:style-name="T14">:</text:span><text:span text:style-name="T4"> </text:span></text:p>
            <text:list xml:id="list154359816418431" text:continue-numbering="true" text:style-name="WW8Num11">
              <text:list-item>
                <text:p text:style-name="P14"><text:span text:style-name="T15">PAHSMA’s day to day operations and staff rostering requirements are complex and are spread over a range of Department’s within PHASMA’s operating structure. </text:span><text:span text:style-name="T16">Considerations and </text:span><text:span text:style-name="T17"><text:s/></text:span><text:span text:style-name="T16">Departments </text:span><text:span text:style-name="T17">include:</text:span></text:p>
                <text:p text:style-name="P14"><text:span text:style-name="T17"/></text:p>
              </text:list-item>
            </text:list>
            <text:list xml:id="list3002847443" text:style-name="L2">
              <text:list-item>
                <text:list>
                  <text:list-item>
                    <text:p text:style-name="P15"><text:span text:style-name="T17">S</text:span><text:span text:style-name="T18">ite open every day till late</text:span></text:p>
                  </text:list-item>
                  <text:list-item>
                    <text:p text:style-name="P15"><text:span text:style-name="T18">Seasonal variations</text:span></text:p>
                  </text:list-item>
                  <text:list-item>
                    <text:p text:style-name="P17"><text:span text:style-name="T17">Food and Beverage</text:span></text:p>
                  </text:list-item>
                  <text:list-item>
                    <text:p text:style-name="P16"><text:span text:style-name="T18">Visitor Services</text:span></text:p>
                  </text:list-item>
                  <text:list-item>
                    <text:p text:style-name="P16"><text:span text:style-name="T18">Guiding</text:span></text:p>
                  </text:list-item>
                  <text:list-item>
                    <text:p text:style-name="P16"><text:span text:style-name="T18">Other?<text:line-break/></text:span></text:p>
                  </text:list-item>
                </text:list>
              </text:list-item>
            </text:list>
            <text:list xml:id="list154359706151448" text:continue-list="list154359816418431" text:style-name="WW8Num11">
              <text:list-item>
                <text:p text:style-name="P5"><text:span text:style-name="T26">E</text:span><text:span text:style-name="T27">ach of these Departments will have their own complex requirements which need to be handled individually.</text:span></text:p>
              </text:list-item>
              <text:list-item>
                <text:p text:style-name="P6"><text:span text:style-name="T26">A universally accessible Roster Program </text:span><text:span text:style-name="T26"><office:annotation><dc:creator>Stan Bordeaux</dc:creator><dc:date>2019-04-14T14:31:17.015706852</dc:date><loext:sender-initials>SB</loext:sender-initials><text:p text:style-name="P34"><text:span text:style-name="T37">what is this thing called??</text:span></text:p></office:annotation></text:span><text:span text:style-name="T26"><text:s/>that meets user expectations and provides user satisfaction will produce efficient rosters for staff and provide management access to </text:span><text:span text:style-name="T28">timely information on staffing and operational requirements. </text:span></text:p>
              </text:list-item>
              <text:list-item>
                <text:p text:style-name="P6"><text:span text:style-name="T29">It is generally accepted that the current Rostering <text:s/>Software: Roster On is not meeting user expectations. </text:span><text:span text:style-name="T25">Feedback?? </text:span><text:span text:style-name="T25"><office:annotation><dc:creator>Stan Bordeaux</dc:creator><dc:date>2019-04-14T14:31:49.709944470</dc:date><loext:sender-initials>SB</loext:sender-initials><text:p text:style-name="P34"><text:span text:style-name="T37">Also need to check what feedback if any has been recorded what actually is the problem</text:span></text:p></office:annotation></text:span><text:span text:style-name="T29">from stakeholders and users suggests that the program is not universally used or universally liked.</text:span></text:p>
              </text:list-item>
              <text:list-item>
                <text:p text:style-name="P6"><text:span text:style-name="T29">Anecdotally, it is said that the program produces </text:span><text:span text:style-name="T25">more angst and can at times be more problematic than necessary. </text:span><text:span text:style-name="T24">(what exactly is the problem)</text:span><text:span text:style-name="T24"><office:annotation><dc:creator>Stan Bordeaux</dc:creator><dc:date>2019-04-14T14:33:18.384560954</dc:date><loext:sender-initials>SB</loext:sender-initials><text:p text:style-name="P34"><text:span text:style-name="T37"><text:s/></text:span><text:span text:style-name="T37">Again need to identify some user satisfaction ratings here about current system. Question will this happen. What help/hinderence will we get from current users of ROn</text:span></text:p></office:annotation></text:span></text:p>
              </text:list-item>
              <text:list-item>
                <text:p text:style-name="P6"><text:span text:style-name="T29">Other feedback indicates little backup training for the software was provided on implementation and change management was difficult for some users. </text:span><text:span text:style-name="T25"><office:annotation><dc:creator>Stan Bordeaux</dc:creator><dc:date>2019-04-14T14:35:44.267880240</dc:date><loext:sender-initials>SB</loext:sender-initials><text:p text:style-name="P34"><text:span text:style-name="T37">Needs to be confirmed. What training/support is/was available. Whats wrong with it if it is available?</text:span></text:p></office:annotation></text:span></text:p>
              </text:list-item>
              <text:list-item>
                <text:p text:style-name="P9">The need to address issues with the current system has been acknowledged by <text:span text:style-name="T23">XXXX</text:span><text:span text:style-name="T23"><office:annotation><dc:creator>Stan Bordeaux</dc:creator><dc:date>2019-04-14T14:39:08.121549621</dc:date><loext:sender-initials>SB</loext:sender-initials><text:p text:style-name="P34"><text:span text:style-name="T37">Where exactly does control of this originate/live with?</text:span></text:p></office:annotation></text:span><text:span text:style-name="T30"> </text:span>and the first steps in proceeding the matter have been undertaken.<office:annotation><dc:creator>Stan Bordeaux</dc:creator><dc:date>2019-04-14T14:38:29.483409798</dc:date><loext:sender-initials>SB</loext:sender-initials><text:p text:style-name="P34"><text:span text:style-name="T37">What has happened so far? Don’t want to step on any toes or get noses out of joint.</text:span></text:p></office:annotation></text:p>
              </text:list-item>
              <text:list-item>
                <text:p text:style-name="P9"><text:soft-page-break/>Initial inquiries with the <text:span text:style-name="T22">software developer??</text:span> <office:annotation><dc:creator>Stan Bordeaux</dc:creator><dc:date>2019-04-14T14:40:46.403295900</dc:date><loext:sender-initials>SB</loext:sender-initials><text:p text:style-name="P34"><text:span text:style-name="T37">All details of current Ron and other correspondence needs to be gathered.</text:span></text:p><text:p text:style-name="P34"><text:span text:style-name="T37">Who are the people involved.</text:span></text:p></office:annotation>regarding software upgrade <text:span text:style-name="T31">were not positive and did not inspire confidence that appropriate upgrades would fix the problems.</text:span></text:p>
              </text:list-item>
              <text:list-item>
                <text:p text:style-name="P26">It is now the general consensus <text:span text:style-name="T23"><office:annotation><dc:creator>Stan Bordeaux</dc:creator><dc:date>2019-04-14T14:42:07.392988553</dc:date><loext:sender-initials>SB</loext:sender-initials><text:p><text:span text:style-name="T37">Is it? Still need to be convinced that current software is not suitable for requirements.</text:span></text:p></office:annotation></text:span>that further inquiries regarding potential “off the shelf” programs that may fulfill PAHSMA’s <text:s/><text:span text:style-name="T32">complex </text:span>requirements should be undertaken.</text:p>
              </text:list-item>
              <text:list-item>
                <text:p text:style-name="P10">While acknowledging the complexities that have been identified within the Organisation, these issues are not unique. <text:line-break/></text:p>
                <text:list>
                  <text:list-item>
                    <text:p text:style-name="P10">Hospitals, </text:p>
                  </text:list-item>
                  <text:list-item>
                    <text:p text:style-name="P10"><text:span text:style-name="T36">P</text:span>olice, </text:p>
                  </text:list-item>
                  <text:list-item>
                    <text:p text:style-name="P10"><text:span text:style-name="T36">O</text:span>ther emergency services <text:line-break/></text:p>
                  </text:list-item>
                </text:list>
              </text:list-item>
              <text:list-item>
                <text:p text:style-name="P10"><text:span text:style-name="T36">These other </text:span>organisations <text:span text:style-name="T33"><text:s/></text:span>have similar requirements <text:span text:style-name="T34">and it is expected that a suitable Software Rostering Program will be identified by the Consultant after consultation with other identified users.</text:span></text:p>
              </text:list-item>
              <text:list-item>
                <text:p text:style-name="P11">To assist the Consultant in their selection of appropriate software a Functional and Technical Requirements Schedule (FTRS) will be developed. The FTRS will underpin <text:span text:style-name="T35">all testing requirements including:</text:span><text:span text:style-name="T35"><office:annotation><dc:creator>Stan Bordeaux</dc:creator><dc:date>2019-04-14T14:51:35.027400337</dc:date><loext:sender-initials>SB</loext:sender-initials><text:p text:style-name="P34"><text:span text:style-name="T37">Got to be sure that all change management has commenced. Tests will need to be scheduled <text:s/>and this can be difficult. Focus group perhaps?</text:span></text:p></office:annotation></text:span><text:span text:style-name="T35"><text:line-break/></text:span></text:p>
                <text:list>
                  <text:list-item>
                    <text:p text:style-name="P12">User Acceptance Testing</text:p>
                  </text:list-item>
                  <text:list-item>
                    <text:p text:style-name="P13">Functional Requirements</text:p>
                  </text:list-item>
                  <text:list-item>
                    <text:p text:style-name="P13">Systems integration</text:p>
                  </text:list-item>
                </text:list>
              </text:list-item>
            </text:list>
            <text:p text:style-name="P27"/>
          </table:table-cell>
          <table:covered-table-cell/>
        </table:table-row>
        <table:table-row>
          <table:table-cell table:style-name="Table1.B2" table:number-columns-spanned="2" office:value-type="string">
            <text:p text:style-name="P30"><text:span text:style-name="T3">Deliverables</text:span><text:span text:style-name="T14">:</text:span></text:p>
            <text:list xml:id="list1665391659" text:style-name="L3">
              <text:list-item>
                <text:p text:style-name="P31"><text:span text:style-name="T12">Functional and Technical Requirements Document (FTRD) </text:span><text:span text:style-name="T10">specifying requirements as listed by users. </text:span></text:p>
              </text:list-item>
            </text:list>
            <text:list xml:id="list154360522887405" text:continue-list="list154359706151448" text:style-name="WW8Num11">
              <text:list-item>
                <text:p text:style-name="P20"><text:span text:style-name="T4">List of 3? Software Rostering Programs selected by the Consultant.</text:span><text:span text:style-name="T4"><office:annotation><dc:creator>Stan Bordeaux</dc:creator><dc:date>2019-04-14T14:51:02.839521102</dc:date><loext:sender-initials>SB</loext:sender-initials><text:p text:style-name="P34"><text:span text:style-name="T37">What is required here? </text:span></text:p></office:annotation></text:span></text:p>
              </text:list-item>
              <text:list-item>
                <text:p text:style-name="P18"><text:span text:style-name="T4">User Acceptance Testing Document</text:span></text:p>
              </text:list-item>
              <text:list-item>
                <text:p text:style-name="P18"><text:span text:style-name="T4">Performance Testing Document</text:span></text:p>
              </text:list-item>
              <text:list-item>
                <text:p text:style-name="P19"><text:span text:style-name="T4">Risk Assessment </text:span><text:span text:style-name="T11">Document</text:span></text:p>
              </text:list-item>
              <text:list-item>
                <text:p text:style-name="P19"><text:span text:style-name="T11">Training Document</text:span></text:p>
              </text:list-item>
            </text:list>
          </table:table-cell>
          <table:covered-table-cell/>
        </table:table-row>
        <table:table-row>
          <table:table-cell table:style-name="Table1.B2" table:number-columns-spanned="2" office:value-type="string">
            <text:p text:style-name="P29"><text:span text:style-name="T3">Stakeholders</text:span><text:span text:style-name="T14">:</text:span><text:span text:style-name="T4"> </text:span><text:span text:style-name="T20">(those involved in or who may be affected by project activities)</text:span></text:p>
            <text:list xml:id="list154361158115033" text:continue-numbering="true" text:style-name="WW8Num11">
              <text:list-item>
                <text:p text:style-name="P23"><text:span text:style-name="T4">All users who are directly responsible for managing staff rosters. </text:span></text:p>
              </text:list-item>
              <text:list-item>
                <text:p text:style-name="P23"><text:span text:style-name="T4">XX%</text:span><text:span text:style-name="T4"><office:annotation><dc:creator>Stan Bordeaux</dc:creator><dc:date>2019-04-14T15:40:13.079348973</dc:date><loext:sender-initials>SB</loext:sender-initials><text:p text:style-name="P34"><text:span text:style-name="T37">Is this required. Who doesn’t come into regular contact with the Ron? Can it be measured? If it can be measured then we can monitor change and take up into the future.</text:span></text:p></office:annotation></text:span><text:span text:style-name="T4"> staff have some contact with the rostering system.</text:span></text:p>
              </text:list-item>
              <text:list-item>
                <text:p text:style-name="P23"><text:span text:style-name="T4">IT Consultants who maintain the system.</text:span><text:span text:style-name="T4"><office:annotation><dc:creator>Stan Bordeaux</dc:creator><dc:date>2019-04-14T15:42:51.121035134</dc:date><loext:sender-initials>SB</loext:sender-initials><text:p text:style-name="P34"><text:span text:style-name="T37">Whoever provides this now. They will also see roll out in other sites. </text:span></text:p></office:annotation></text:span></text:p>
              </text:list-item>
            </text:list>
            <text:p text:style-name="P8"/>
            <text:p text:style-name="P22"><text:span text:style-name="T4"/></text:p>
            <text:p text:style-name="P28"/>
          </table:table-cell>
          <table:covered-table-cell/>
        </table:table-row>
        <table:table-row>
          <table:table-cell table:style-name="Table1.B2" table:number-columns-spanned="2" office:value-type="string">
            <text:p text:style-name="P25"/>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11z0" style:family="text">
      <style:text-properties style:font-name="Symbol" fo:font-family="Symbol" style:font-family-generic="roman" style:font-pitch="variable" style:font-charset="x-symbol" fo:font-size="11pt" style:font-size-asian="11pt" style:font-name-complex="Symbol" style:font-family-complex="Symbol" style:font-family-generic-complex="roman" style:font-pitch-complex="variable" style:font-charset-complex="x-symbol" style:font-size-complex="11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fo:font-size="11pt" style:font-size-asian="11pt" style:font-name-complex="Courier New" style:font-family-complex="'Courier New'" style:font-family-generic-complex="modern" style:font-size-complex="11pt"/>
    </style:style>
    <style:style style:name="Numbering_20_Symbols" style:display-name="Numbering Symbols" style:family="text"/>
    <style:style style:name="WW8Num25z0" style:family="text">
      <style:text-properties style:font-name="Symbol" fo:font-family="Symbol" style:font-family-generic="roman" style:font-pitch="variable" style:font-charset="x-symbol" fo:font-size="11pt" style:font-size-asian="11pt" style:font-name-complex="Symbol" style:font-family-complex="Symbol" style:font-family-generic-complex="roman" style:font-pitch-complex="variable" style:font-charset-complex="x-symbol" style:font-size-complex="11pt"/>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1">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8Num11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4f0ac" officeooo:paragraph-rsid="0014f0a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text:initial-creator>Stan Bordeaux</text:initial-creator><text:tab/><text:tab/>Last revised: <text:date style:data-style-name="N36" text:date-value="2019-04-14T14:13:13.167073256" text:fixed="true">14/04/2019</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an Bordeaux</meta:initial-creator>
    <meta:creation-date>2019-04-14T14:08:56.774300494</meta:creation-date>
    <dc:date>2019-04-14T15:43:59.380579959</dc:date>
    <dc:creator>Stan Bordeaux</dc:creator>
    <meta:editing-duration>PT4M1S</meta:editing-duration>
    <meta:editing-cycles>2</meta:editing-cycles>
    <meta:generator>LibreOffice/6.0.7.3$Linux_X86_64 LibreOffice_project/00m0$Build-3</meta:generator>
    <meta:document-statistic meta:table-count="1" meta:image-count="0" meta:object-count="0" meta:page-count="2" meta:paragraph-count="57" meta:word-count="563" meta:character-count="3701" meta:non-whitespace-character-count="3208"/>
  </office:meta>
</office:document-meta>
</file>